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66ff00" draw:textarea-horizontal-align="justify" draw:textarea-vertical-align="middle" draw:auto-grow-height="false" fo:min-height="1.75cm" fo:min-width="3.9cm"/>
    </style:style>
    <style:style style:name="gr2" style:family="graphic" style:parent-style-name="standard">
      <style:graphic-properties draw:fill="solid" draw:fill-color="#66ffff" draw:textarea-horizontal-align="justify" draw:textarea-vertical-align="middle" draw:auto-grow-height="false" fo:min-height="1.65cm" fo:min-width="4.4cm"/>
    </style:style>
    <style:style style:name="gr3" style:family="graphic" style:parent-style-name="standard">
      <style:graphic-properties draw:fill="solid" draw:fill-color="#66ffff" draw:textarea-horizontal-align="justify" draw:textarea-vertical-align="middle" draw:auto-grow-height="false" fo:min-height="1.85cm" fo:min-width="4.4cm"/>
    </style:style>
    <style:style style:name="gr4" style:family="graphic" style:parent-style-name="standard">
      <style:graphic-properties draw:fill="solid" draw:fill-color="#9999ff" draw:textarea-horizontal-align="justify" draw:textarea-vertical-align="middle" draw:auto-grow-height="false" fo:min-height="1.85cm" fo:min-width="4.4cm"/>
    </style:style>
    <style:style style:name="gr5" style:family="graphic" style:parent-style-name="objectwithoutfill">
      <style:graphic-properties draw:marker-end="Arrow" draw:marker-end-width="0.3cm" draw:fill="solid" draw:fill-color="#66ffff" draw:textarea-vertical-align="middle"/>
    </style:style>
    <style:style style:name="gr6" style:family="graphic" style:parent-style-name="standard">
      <style:graphic-properties draw:fill="solid" draw:fill-color="#9999ff" draw:textarea-horizontal-align="justify" draw:textarea-vertical-align="middle" draw:auto-grow-height="false" fo:min-height="1.85cm" fo:min-width="4.2cm"/>
    </style:style>
    <style:style style:name="gr7" style:family="graphic" style:parent-style-name="standard">
      <style:graphic-properties draw:fill="solid" draw:fill-color="#66ffff" draw:textarea-horizontal-align="justify" draw:textarea-vertical-align="middle" draw:auto-grow-height="false" fo:min-height="1.65cm" fo:min-width="4.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19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2.85cm" fo:min-width="11.6cm"/>
    </style:style>
    <style:style style:name="gr16" style:family="graphic" style:parent-style-name="standard">
      <style:graphic-properties draw:fill="solid" draw:fill-color="#99ff66" draw:textarea-horizontal-align="justify" draw:textarea-vertical-align="middle" draw:auto-grow-height="false" fo:min-height="0.35cm" fo:min-width="4.7cm"/>
    </style:style>
    <style:style style:name="gr17" style:family="graphic" style:parent-style-name="standard">
      <style:graphic-properties draw:fill="solid" draw:fill-color="#9999ff" draw:textarea-horizontal-align="justify" draw:textarea-vertical-align="middle" draw:auto-grow-height="false" fo:min-height="0.35cm" fo:min-width="4.7cm"/>
    </style:style>
    <style:style style:name="gr18" style:family="graphic" style:parent-style-name="standard">
      <style:graphic-properties draw:fill="solid" draw:fill-color="#66ffff" draw:textarea-horizontal-align="justify" draw:textarea-vertical-align="middle" draw:auto-grow-height="false" fo:min-height="0.35cm" fo:min-width="4.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713cm" fo:min-width="15.54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5.42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849cm" fo:min-width="12.8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9cm" fo:min-width="8.8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57cm" fo:min-width="11.55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53cm" fo:min-width="13.736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text-properties fo:color="#000000" fo:font-size="11pt" style:font-size-asian="11pt" style:font-size-complex="11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color="#000000"/>
    </style:style>
    <style:style style:name="P9" style:family="paragraph">
      <style:text-properties fo:color="#000000" fo:font-size="18pt"/>
    </style:style>
    <style:style style:name="P10" style:family="paragraph"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9900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000000" fo:font-size="11pt" style:font-size-asian="11pt" style:font-size-complex="11pt"/>
    </style:style>
    <style:style style:name="T8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000000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4" style:family="text">
      <style:text-properties fo:font-size="18pt"/>
    </style:style>
    <style:style style:name="T15" style:family="text">
      <style:text-properties fo:color="#0000cc"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00cccc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4cm" svg:height="2cm" svg:x="8cm" svg:y="13.4cm">
          <text:p text:style-name="P1">&lt;&lt;AR&gt;&gt;</text:p>
          <text:p text:style-name="P1">Employee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9cm" svg:height="1.9cm" svg:x="14.7cm" svg:y="15.2cm">
          <text:p text:style-name="P1">&lt;&lt;AR&gt;&gt;</text:p>
          <text:p text:style-name="P1">Deduct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9cm" svg:height="2.1cm" svg:x="14.7cm" svg:y="10.6cm">
          <text:p text:style-name="P1">Deduction</text:p>
          <text:p text:style-name="P1">Pay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" draw:id="id1" draw:layer="layout" svg:width="4.9cm" svg:height="2.1cm" svg:x="14.7cm" svg:y="6cm">
          <text:p text:style-name="P1">&lt;&lt;AR&gt;&gt;</text:p>
          <text:p text:style-name="P1">SalaryPaymen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s" svg:x1="17.15cm" svg:y1="8.1cm" svg:x2="17.15cm" svg:y2="10.6cm" draw:start-shape="id1" draw:start-glue-point="2" draw:end-shape="id2" draw:end-glue-point="0" svg:d="M17150 8100v501 1498 501" svg:viewBox="0 0 1 2501">
          <text:p/>
        </draw:connector>
        <draw:custom-shape draw:style-name="gr6" draw:text-style-name="P1" xml:id="id12" draw:id="id12" draw:layer="layout" svg:width="4.7cm" svg:height="2.1cm" svg:x="21.6cm" svg:y="6cm">
          <text:p text:style-name="P1">PayrollReport</text:p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4.7cm" svg:height="1.9cm" svg:x="21.6cm" svg:y="15.2cm">
          <text:p text:style-name="P1">&lt;&lt;Shared&gt;&gt;</text:p>
          <text:p text:style-name="P1">AccountNam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s" svg:x1="17.15cm" svg:y1="15.2cm" svg:x2="17.15cm" svg:y2="12.7cm" draw:start-shape="id3" draw:start-glue-point="0" draw:end-shape="id2" draw:end-glue-point="2" svg:d="M17150 15200v-501-1498-501" svg:viewBox="0 0 1 2501">
          <text:p/>
        </draw:connector>
        <draw:connector draw:style-name="gr9" draw:text-style-name="P1" draw:layer="layout" draw:type="lines" svg:x1="12.4cm" svg:y1="14.4cm" svg:x2="14.7cm" svg:y2="7.05cm" draw:start-shape="id4" draw:start-glue-point="1" draw:end-shape="id1" draw:end-glue-point="3" svg:d="M12400 14400h501l1298-7350h501" svg:viewBox="0 0 2301 7351">
          <text:p text:style-name="P1"/>
          <text:p text:style-name="P1"/>
          <text:p text:style-name="P1"/>
        </draw:connector>
        <draw:connector draw:style-name="gr9" draw:text-style-name="P1" draw:layer="layout" draw:type="lines" svg:x1="12.4cm" svg:y1="14.4cm" svg:x2="14.7cm" svg:y2="16.15cm" draw:start-shape="id4" draw:start-glue-point="1" draw:end-shape="id3" svg:d="M12400 14400h501l1298 1750h501" svg:viewBox="0 0 2301 1751">
          <text:p text:style-name="P1"/>
          <text:p text:style-name="P1"/>
          <text:p text:style-name="P1"/>
          <text:p text:style-name="P1"/>
        </draw:connector>
        <draw:custom-shape draw:style-name="gr1" draw:text-style-name="P1" xml:id="id6" draw:id="id6" draw:layer="layout" svg:width="4.4cm" svg:height="2cm" svg:x="1.9cm" svg:y="17.5cm">
          <text:p text:style-name="P1">&lt;&lt;Shared&gt;&gt;</text:p>
          <text:p text:style-name="P1">Addres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4cm" svg:height="2cm" svg:x="1.9cm" svg:y="13.4cm">
          <text:p text:style-name="P1">Bio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s" svg:x1="4.1cm" svg:y1="15.4cm" svg:x2="4.1cm" svg:y2="17.5cm" draw:start-shape="id5" draw:start-glue-point="2" draw:end-shape="id6" draw:end-glue-point="0" svg:d="M4100 15400v501 1098 501" svg:viewBox="0 0 1 2101">
          <text:p/>
        </draw:connector>
        <draw:connector draw:style-name="gr8" draw:text-style-name="P1" draw:layer="layout" draw:type="line" svg:x1="8cm" svg:y1="14.4cm" svg:x2="6.3cm" svg:y2="14.4cm" draw:start-shape="id4" draw:start-glue-point="3" draw:end-shape="id5" draw:end-glue-point="1" svg:d="M8000 14400h-1700" svg:viewBox="0 0 1701 1">
          <text:p/>
        </draw:connector>
        <draw:frame draw:style-name="gr11" draw:text-style-name="P2" draw:layer="layout" svg:width="0.777cm" svg:height="0.806cm" svg:x="12.323cm" svg:y="13.394cm">
          <draw:text-box>
            <text:p><text:span text:style-name="T1">1</text:span></text:p>
          </draw:text-box>
        </draw:frame>
        <draw:frame draw:style-name="gr12" draw:text-style-name="P2" draw:layer="layout" svg:width="0.748cm" svg:height="0.806cm" svg:x="13.3cm" svg:y="6.638cm">
          <draw:text-box>
            <text:p><text:span text:style-name="T1">*</text:span></text:p>
          </draw:text-box>
        </draw:frame>
        <draw:frame draw:style-name="gr13" draw:text-style-name="P2" draw:layer="layout" svg:width="0.697cm" svg:height="0.806cm" svg:x="13.352cm" svg:y="15.9cm">
          <draw:text-box>
            <text:p><text:span text:style-name="T1">*</text:span></text:p>
          </draw:text-box>
        </draw:frame>
        <draw:frame draw:style-name="gr14" draw:text-style-name="P2" draw:layer="layout" svg:width="1.7cm" svg:height="1.916cm" svg:x="17.2cm" svg:y="13.3cm">
          <draw:text-box>
            <text:p><text:span text:style-name="T1">*</text:span></text:p>
            <text:p><text:span text:style-name="T1"/></text:p>
            <text:p><text:span text:style-name="T1">1</text:span></text:p>
          </draw:text-box>
        </draw:frame>
        <draw:frame draw:style-name="gr14" draw:text-style-name="P2" draw:layer="layout" svg:width="1.253cm" svg:height="1.916cm" svg:x="17.347cm" svg:y="8.227cm">
          <draw:text-box>
            <text:p><text:span text:style-name="T1">1</text:span></text:p>
            <text:p><text:span text:style-name="T1"/></text:p>
            <text:p><text:span text:style-name="T1">0..*</text:span></text:p>
          </draw:text-box>
        </draw:frame>
        <draw:custom-shape draw:style-name="gr15" draw:text-style-name="P3" draw:layer="layout" svg:width="12.1cm" svg:height="3.1cm" svg:x="14.2cm" svg:y="10.1cm">
          <text:p text:style-name="P3"><text:span text:style-name="T2">Payment Factory</text:span></text:p>
          <text:p text:style-name="P3"><text:span text:style-name="T3">Custom Payment</text:span></text:p>
          <text:p text:style-name="P3"><text:span text:style-name="T3">Salary Deduction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9.6cm" svg:y1="16.15cm" svg:x2="21.6cm" svg:y2="16.15cm" draw:start-shape="id3" draw:start-glue-point="1" draw:end-shape="id7" draw:end-glue-point="3" svg:d="M19600 16150h2000" svg:viewBox="0 0 2001 1">
          <text:p/>
        </draw:connector>
        <draw:custom-shape draw:style-name="gr16" draw:text-style-name="P4" draw:layer="layout" svg:width="5.2cm" svg:height="0.6cm" svg:x="11.8cm" svg:y="1.3cm">
          <text:p text:style-name="P1"><text:span text:style-name="T4">Employees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6cm" svg:x="11.8cm" svg:y="1.9cm">
          <text:p text:style-name="P1"><text:span text:style-name="T4">Payrolls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6cm" svg:x="11.8cm" svg:y="2.5cm">
          <text:p text:style-name="P1"><text:span text:style-name="T4">Dedu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.4cm" svg:height="2cm" svg:x="1.9cm" svg:y="10cm">
          <text:p text:style-name="P1">&lt;&lt;Shared&gt;&gt;</text:p>
          <text:p text:style-name="P1">SalaryGra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4.4cm" svg:height="2cm" svg:x="1.9cm" svg:y="7.3cm">
          <text:p text:style-name="P1">Attend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" draw:id="id10" draw:layer="layout" svg:width="4.4cm" svg:height="2cm" svg:x="1.9cm" svg:y="4.7cm">
          <text:p text:style-name="P1">&lt;&lt;Shared&gt;&gt;</text:p>
          <text:p text:style-name="P1">WorkSchedu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lines" svg:x1="10.2cm" svg:y1="13.4cm" svg:x2="6.3cm" svg:y2="8.3cm" draw:start-shape="id4" draw:start-glue-point="0" draw:end-shape="id8" draw:end-glue-point="1" svg:d="M10200 13400v-501l-3399-4599h-501" svg:viewBox="0 0 3901 5101">
          <text:p/>
        </draw:connector>
        <draw:connector draw:style-name="gr8" draw:text-style-name="P1" draw:layer="layout" draw:type="lines" svg:x1="10.2cm" svg:y1="13.4cm" svg:x2="6.3cm" svg:y2="11cm" draw:start-shape="id4" draw:start-glue-point="0" draw:end-shape="id9" draw:end-glue-point="1" svg:d="M10200 13400v-501l-3399-1899h-501" svg:viewBox="0 0 3901 2401">
          <text:p/>
        </draw:connector>
        <draw:connector draw:style-name="gr8" draw:text-style-name="P1" draw:layer="layout" draw:type="lines" svg:x1="10.2cm" svg:y1="13.4cm" svg:x2="6.3cm" svg:y2="5.7cm" draw:start-shape="id4" draw:start-glue-point="0" draw:end-shape="id10" draw:end-glue-point="1" svg:d="M10200 13400v-501l-3399-7199h-501" svg:viewBox="0 0 3901 7701">
          <text:p/>
        </draw:connector>
        <draw:frame draw:style-name="gr19" draw:text-style-name="P2" draw:layer="layout" svg:width="0.9cm" svg:height="0.9cm" svg:x="10.4cm" svg:y="12.4cm">
          <draw:text-box>
            <text:p><text:span text:style-name="T1">1</text:span></text:p>
          </draw:text-box>
        </draw:frame>
        <draw:frame draw:style-name="gr19" draw:text-style-name="P2" draw:layer="layout" svg:width="0.9cm" svg:height="0.9cm" svg:x="6.8cm" svg:y="10.3cm">
          <draw:text-box>
            <text:p><text:span text:style-name="T1">1</text:span></text:p>
          </draw:text-box>
        </draw:frame>
        <draw:frame draw:style-name="gr19" draw:text-style-name="P2" draw:layer="layout" svg:width="0.9cm" svg:height="0.9cm" svg:x="6.9cm" svg:y="7.7cm">
          <draw:text-box>
            <text:p><text:span text:style-name="T1">*</text:span></text:p>
          </draw:text-box>
        </draw:frame>
        <draw:frame draw:style-name="gr19" draw:text-style-name="P2" draw:layer="layout" svg:width="0.9cm" svg:height="0.9cm" svg:x="6.8cm" svg:y="4.9cm">
          <draw:text-box>
            <text:p><text:span text:style-name="T1">1</text:span></text:p>
          </draw:text-box>
        </draw:frame>
        <draw:frame draw:style-name="gr20" draw:text-style-name="P2" draw:layer="layout" svg:width="1.7cm" svg:height="1cm" svg:x="6.4cm" svg:y="13.4cm">
          <draw:text-box>
            <text:p><text:span text:style-name="T1">1 <text:s text:c="3"/>1</text:span></text:p>
          </draw:text-box>
        </draw:frame>
        <draw:frame draw:style-name="gr14" draw:text-style-name="P2" draw:layer="layout" svg:width="1.7cm" svg:height="1.916cm" svg:x="4.3cm" svg:y="15.5cm">
          <draw:text-box>
            <text:p><text:span text:style-name="T1">1</text:span></text:p>
            <text:p><text:span text:style-name="T1"/></text:p>
            <text:p><text:span text:style-name="T1">0..2</text:span></text:p>
          </draw:text-box>
        </draw:frame>
        <draw:custom-shape draw:style-name="gr2" draw:text-style-name="P5" xml:id="id11" draw:id="id11" draw:layer="layout" svg:width="4.9cm" svg:height="1.9cm" svg:x="14.7cm" svg:y="18.2cm">
          <text:p text:style-name="P1"><text:span text:style-name="T5">Deduction</text:span></text:p>
          <text:p text:style-name="P1"><text:span text:style-name="T5">Request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7.15cm" svg:y1="17.1cm" svg:x2="17.15cm" svg:y2="18.2cm" draw:start-shape="id3" draw:start-glue-point="2" draw:end-shape="id11" draw:end-glue-point="0" svg:d="M17150 17100v1100" svg:viewBox="0 0 1 1101">
          <text:p/>
        </draw:connector>
        <draw:connector draw:style-name="gr8" draw:text-style-name="P1" draw:layer="layout" draw:type="line" svg:x1="21.6cm" svg:y1="7.05cm" svg:x2="19.6cm" svg:y2="7.05cm" draw:start-shape="id12" draw:start-glue-point="3" draw:end-shape="id1" draw:end-glue-point="1" svg:d="M21600 7050h-2000" svg:viewBox="0 0 2001 1">
          <text:p/>
        </draw:connector>
        <draw:custom-shape draw:style-name="gr6" draw:text-style-name="P1" xml:id="id13" draw:id="id13" draw:layer="layout" svg:width="4.7cm" svg:height="2.1cm" svg:x="21.6cm" svg:y="2cm">
          <text:p text:style-name="P1">PayrollPeriod</text:p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2.4cm" svg:height="1.361cm" svg:x="19.6cm" svg:y="6.1cm">
          <draw:text-box>
            <text:p><text:span text:style-name="T1">1..* <text:s text:c="3"/>1 <text:s text:c="2"/></text:span></text:p>
          </draw:text-box>
        </draw:frame>
        <draw:connector draw:style-name="gr8" draw:text-style-name="P1" draw:layer="layout" draw:type="line" svg:x1="23.95cm" svg:y1="4.1cm" svg:x2="23.95cm" svg:y2="6cm" draw:start-shape="id13" draw:start-glue-point="2" draw:end-shape="id12" svg:d="M23950 4100v1900" svg:viewBox="0 0 1 1901">
          <text:p/>
        </draw:connector>
        <draw:frame draw:style-name="gr14" draw:text-style-name="P2" draw:layer="layout" svg:width="1.253cm" svg:height="1.916cm" svg:x="24.147cm" svg:y="4.084cm">
          <draw:text-box>
            <text:p><text:span text:style-name="T1">1</text:span></text:p>
            <text:p><text:span text:style-name="T1"/></text:p>
            <text:p><text:span text:style-name="T1">1..*</text:span></text:p>
          </draw:text-box>
        </draw:frame>
        <draw:connector draw:style-name="gr10" draw:text-style-name="P1" draw:layer="layout" draw:type="lines" svg:x1="21.6cm" svg:y1="3.05cm" svg:x2="17.15cm" svg:y2="6cm" draw:start-shape="id13" draw:start-glue-point="3" draw:end-shape="id1" draw:end-glue-point="0" svg:d="M21600 3050h-501l-3949 2449v501" svg:viewBox="0 0 4451 2951">
          <text:p/>
        </draw:connector>
        <draw:custom-shape draw:style-name="gr1" draw:text-style-name="P1" xml:id="id14" draw:id="id14" draw:layer="layout" svg:width="4.4cm" svg:height="2cm" svg:x="1.9cm" svg:y="2cm">
          <text:p text:style-name="P1">LeaveReques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lines" svg:x1="10.2cm" svg:y1="13.4cm" svg:x2="6.3cm" svg:y2="3cm" draw:start-shape="id4" draw:start-glue-point="0" draw:end-shape="id14" draw:end-glue-point="1" svg:d="M10200 13400v-501l-3399-9899h-501" svg:viewBox="0 0 3901 10401">
          <text:p/>
        </draw:connector>
        <draw:frame draw:style-name="gr19" draw:text-style-name="P2" draw:layer="layout" svg:width="0.9cm" svg:height="0.9cm" svg:x="6.9cm" svg:y="2.2cm">
          <draw:text-box>
            <text:p><text:span text:style-name="T1">*</text:span></text:p>
          </draw:text-box>
        </draw:frame>
        <draw:custom-shape draw:style-name="gr1" draw:text-style-name="P1" xml:id="id15" draw:id="id15" draw:layer="layout" svg:width="4.4cm" svg:height="2cm" svg:x="8cm" svg:y="17.5cm">
          <text:p text:style-name="P1">Departmen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0.2cm" svg:y1="17.5cm" svg:x2="10.2cm" svg:y2="15.4cm" draw:start-shape="id15" draw:start-glue-point="0" draw:end-shape="id4" draw:end-glue-point="2" svg:d="M10200 17500v-2100" svg:viewBox="0 0 1 2101">
          <text:p/>
        </draw:connector>
        <draw:frame draw:style-name="gr14" draw:text-style-name="P2" draw:layer="layout" svg:width="1.7cm" svg:height="1.916cm" svg:x="10.5cm" svg:y="15.5cm">
          <draw:text-box>
            <text:p><text:span text:style-name="T1">1</text:span></text:p>
            <text:p><text:span text:style-name="T1"/></text:p>
            <text:p><text:span text:style-name="T1">1</text:span></text:p>
          </draw:text-box>
        </draw:frame>
      </draw:page>
      <draw:page draw:name="page2" draw:style-name="dp1" draw:master-page-name="Default">
        <draw:frame draw:style-name="gr22" draw:text-style-name="P6" draw:layer="layout" svg:width="16.045cm" svg:height="17.963cm" svg:x="1.175cm" svg:y="1.2cm">
          <draw:text-box>
            <text:p><text:span text:style-name="T6">Add Employee To Department</text:span></text:p>
            <text:p><text:span text:style-name="T7"><text:tab/></text:span><text:span text:style-name="T7">Rule: Valid Bio</text:span></text:p>
            <text:p><text:span text:style-name="T7"><text:tab/></text:span><text:span text:style-name="T7">// And: assigned Department member count &lt; Department member limit</text:span></text:p>
            <text:p><text:span text:style-name="T7"><text:tab/></text:span><text:span text:style-name="T7">Success: Employee Added</text:span></text:p>
            <text:p><text:span text:style-name="T7"/></text:p>
            <text:p><text:span text:style-name="T6">Mark Employee ACTIVE</text:span></text:p>
            <text:p><text:span text:style-name="T8"><text:tab/></text:span><text:span text:style-name="T8">-</text:span></text:p>
            <text:p><text:span text:style-name="T8"><text:tab/></text:span><text:span text:style-name="T8">Success: Employee Status Changed</text:span></text:p>
            <text:p><text:span text:style-name="T7"/></text:p>
            <text:p><text:span text:style-name="T6">Mark Employee INACTIVE</text:span></text:p>
            <text:p><text:span text:style-name="T9"><text:tab/></text:span><text:span text:style-name="T8">-</text:span></text:p>
            <text:p><text:span text:style-name="T8"><text:tab/></text:span><text:span text:style-name="T8">Successt: Employee Status Changed</text:span></text:p>
            <text:p><text:span text:style-name="T8"/></text:p>
            <text:p><text:span text:style-name="T6">Mark Employee ON_LEAVE</text:span></text:p>
            <text:p><text:span text:style-name="T8"><text:tab/></text:span><text:span text:style-name="T8">Rule: Employee status is ACTIVE</text:span></text:p>
            <text:p><text:span text:style-name="T8"><text:tab/></text:span><text:span text:style-name="T8">Success: Employee Status Changed</text:span></text:p>
            <text:p><text:span text:style-name="T7"/></text:p>
            <text:p><text:span text:style-name="T6">Employee Request Leave</text:span></text:p>
            <text:p><text:span text:style-name="T7"><text:tab/></text:span><text:span text:style-name="T7">Rule: Employee status is ACTIVE</text:span></text:p>
            <text:p><text:span text:style-name="T7"><text:tab/></text:span><text:span text:style-name="T7">And: Total Requested Days &gt; 0</text:span></text:p>
            <text:p><text:span text:style-name="T7"><text:tab/></text:span><text:span text:style-name="T7">Success: Leave Request Requested</text:span></text:p>
            <text:p><text:span text:style-name="T7"/></text:p>
            <text:p><text:span text:style-name="T6">Grant Employee Leave</text:span></text:p>
            <text:p><text:span text:style-name="T8"><text:tab/></text:span><text:span text:style-name="T8">Rule: Employee status is ACTIVE</text:span></text:p>
            <text:p><text:span text:style-name="T9"><text:tab/></text:span><text:span text:style-name="T8">{</text:span></text:p>
            <text:p><text:span text:style-name="T7"><text:tab/></text:span><text:span text:style-name="T7"><text:tab/></text:span><text:span text:style-name="T7">And: Annual Leave counts &gt;= Total Requested Days</text:span></text:p>
            <text:p><text:span text:style-name="T7"><text:tab/></text:span><text:span text:style-name="T7"><text:tab/></text:span><text:span text:style-name="T7">Or: adjustments were made (eg. Lessen the days on requested leave</text:span></text:p>
            <text:p><text:span text:style-name="T7"><text:tab/></text:span><text:span text:style-name="T7">}</text:span></text:p>
            <text:p><text:span text:style-name="T7"><text:tab/></text:span><text:span text:style-name="T7">Success: Leave Request Granted</text:span></text:p>
            <text:p><text:span text:style-name="T7"/></text:p>
            <text:p><text:span text:style-name="T6">Deny Employee Leave</text:span></text:p>
            <text:p><text:span text:style-name="T7"><text:tab/></text:span><text:span text:style-name="T7">Rule: Leave Request is not yet Granted</text:span></text:p>
            <text:p><text:span text:style-name="T7"><text:tab/></text:span><text:span text:style-name="T7">Success: Leave Request Denied</text:span></text:p>
            <text:p><text:span text:style-name="T7"/></text:p>
            <text:p><text:span text:style-name="T6">Cancel Employee Leave</text:span></text:p>
            <text:p><text:span text:style-name="T8"><text:tab/></text:span><text:span text:style-name="T8">Rule: Leave Request is Granted</text:span></text:p>
            <text:p><text:span text:style-name="T8"><text:tab/></text:span><text:span text:style-name="T8">{</text:span></text:p>
            <text:p><text:span text:style-name="T7"><text:tab/></text:span><text:span text:style-name="T7"><text:tab/></text:span><text:span text:style-name="T7">And: Days ellapsed == 0</text:span></text:p>
            <text:p><text:span text:style-name="T7"><text:tab/></text:span><text:span text:style-name="T7"><text:tab/></text:span><text:span text:style-name="T7">Or: adjustments were made (eg. Add remaining days to annual leave count)</text:span></text:p>
            <text:p><text:span text:style-name="T7"><text:tab/></text:span><text:span text:style-name="T7">}</text:span></text:p>
            <text:p><text:span text:style-name="T7"><text:tab/></text:span><text:span text:style-name="T7">Success: Active Leave Cancelled</text:span></text:p>
          </draw:text-box>
        </draw:frame>
        <draw:frame draw:style-name="gr23" draw:layer="layout" svg:width="6.53cm" svg:height="1.673cm" svg:x="20.2cm" svg:y="1.2cm">
          <draw:text-box>
            <text:p>PS:</text:p>
            <text:p>Fail: Emit Error(code)</text:p>
          </draw:text-box>
        </draw:frame>
        <draw:frame draw:style-name="gr24" draw:text-style-name="P7" draw:layer="layout" svg:width="5.921cm" svg:height="13.049cm" svg:x="20.301cm" svg:y="3.901cm">
          <draw:text-box>
            <text:p><text:span text:style-name="T10">Employee Status:</text:span></text:p>
            <text:p><text:span text:style-name="T11">ACTIVE</text:span></text:p>
            <text:p><text:span text:style-name="T11">ON_LEAVE</text:span></text:p>
            <text:p><text:span text:style-name="T11">INACTIVE</text:span></text:p>
            <text:p><text:span text:style-name="T11"/></text:p>
            <text:p><text:span text:style-name="T10">Leave Request Status:</text:span></text:p>
            <text:p><text:span text:style-name="T11">REQUESTED</text:span></text:p>
            <text:p><text:span text:style-name="T11">GRANTED</text:span></text:p>
            <text:p><text:span text:style-name="T11">DENIED</text:span></text:p>
            <text:p><text:span text:style-name="T11">CANCELLED</text:span></text:p>
            <text:p><text:span text:style-name="T11"/></text:p>
            <text:p><text:span text:style-name="T10">Deduction Request Status:</text:span></text:p>
            <text:p><text:span text:style-name="T11">REQUESTED</text:span></text:p>
            <text:p><text:span text:style-name="T11">GRANTED</text:span></text:p>
            <text:p><text:span text:style-name="T11">DENIED</text:span></text:p>
            <text:p><text:span text:style-name="T11"/></text:p>
            <text:p><text:span text:style-name="T10">Deduction Type:</text:span></text:p>
            <text:p><text:span text:style-name="T11">TEMPORAL</text:span></text:p>
            <text:p><text:span text:style-name="T11">CONTINUOUS</text:span></text:p>
            <text:p><text:span text:style-name="T10"/></text:p>
            <text:p><text:span text:style-name="T10">Payroll Report Status:</text:span></text:p>
            <text:p><text:span text:style-name="T11">FOR_APPROVAL</text:span></text:p>
            <text:p><text:span text:style-name="T11">APPROVED</text:span></text:p>
            <text:p><text:span text:style-name="T10"/></text:p>
            <text:p><text:span text:style-name="T10">Salary Payment Status:</text:span></text:p>
            <text:p><text:span text:style-name="T12">TO_RECEIVE</text:span></text:p>
            <text:p><text:span text:style-name="T12">RECEIVED</text:span></text:p>
          </draw:text-box>
        </draw:frame>
      </draw:page>
      <draw:page draw:name="page3" draw:style-name="dp1" draw:master-page-name="Default">
        <draw:frame draw:style-name="gr25" draw:text-style-name="P8" draw:layer="layout" svg:width="13.314cm" svg:height="17.099cm" svg:x="1.217cm" svg:y="1.193cm">
          <draw:text-box>
            <text:p><text:span text:style-name="T6">Change Employee Salary Grade</text:span></text:p>
            <text:p><text:span text:style-name="T8"><text:tab/></text:span><text:span text:style-name="T8">Rule: Employee status != INACTIVE</text:span></text:p>
            <text:p><text:span text:style-name="T8"><text:tab/></text:span><text:span text:style-name="T8">And: SalaryGrade &gt;= MinimumWage</text:span></text:p>
            <text:p><text:span text:style-name="T7"><text:tab/></text:span><text:span text:style-name="T7">{</text:span></text:p>
            <text:p><text:span text:style-name="T7"><text:tab/></text:span><text:span text:style-name="T7"><text:tab/></text:span><text:span text:style-name="T7">And: SalaryGrade can handle current Employee Deductions</text:span></text:p>
            <text:p><text:span text:style-name="T7"><text:tab/></text:span><text:span text:style-name="T7"><text:tab/></text:span><text:span text:style-name="T7">Or: adjustments were made (eg. Adjust amortization count)</text:span></text:p>
            <text:p><text:span text:style-name="T7"><text:tab/></text:span><text:span text:style-name="T7">}</text:span></text:p>
            <text:p><text:span text:style-name="T7"><text:tab/></text:span><text:span text:style-name="T7">Success: Employee Salary Grade Changed</text:span></text:p>
            <text:p><text:span text:style-name="T7"/></text:p>
            <text:p><text:span text:style-name="T6">Create Working Schedule</text:span></text:p>
            <text:p><text:span text:style-name="T8"><text:tab/></text:span><text:span text:style-name="T8">-</text:span></text:p>
            <text:p><text:span text:style-name="T8"><text:tab/></text:span><text:span text:style-name="T8">Success: Working Schedule Created</text:span></text:p>
            <text:p><text:span text:style-name="T7"/></text:p>
            <text:p><text:span text:style-name="T6">Issue New Attendance</text:span></text:p>
            <text:p><text:span text:style-name="T8"><text:tab/></text:span><text:span text:style-name="T8">Rule: Employee status is ACTIVE</text:span></text:p>
            <text:p><text:span text:style-name="T8"><text:tab/></text:span><text:span text:style-name="T8">Success: Issued New Attendance</text:span></text:p>
            <text:p><text:span text:style-name="T7"><text:tab/></text:span></text:p>
            <text:p><text:span text:style-name="T6">Mark Attendance Absent</text:span></text:p>
            <text:p><text:span text:style-name="T8"><text:tab/></text:span><text:span text:style-name="T8">Rule: Employee status is ACTIVE</text:span></text:p>
            <text:p><text:span text:style-name="T8"><text:tab/></text:span><text:span text:style-name="T8">?? And: </text:span><text:span text:style-name="T13">Company Policy to consider time-in</text:span><text:span text:style-name="T8"> as Late or Absent</text:span></text:p>
            <text:p><text:span text:style-name="T7"><text:tab/></text:span><text:span text:style-name="T7">Success: Employee Marked Absent</text:span></text:p>
            <text:p><text:span text:style-name="T7"/></text:p>
            <text:p><text:span text:style-name="T6">Mark Attendance Late</text:span></text:p>
            <text:p><text:span text:style-name="T8"><text:tab/></text:span><text:span text:style-name="T8">Rule: Employee status is ACTIVE</text:span></text:p>
            <text:p><text:span text:style-name="T8"><text:tab/></text:span><text:span text:style-name="T8">And: Attendance status is ABSENT (default)</text:span></text:p>
            <text:p><text:span text:style-name="T8"><text:tab/></text:span><text:span text:style-name="T8">?? And: </text:span><text:span text:style-name="T13">Company Policy to consider time-in</text:span><text:span text:style-name="T8"> as Late or Absent</text:span></text:p>
            <text:p><text:span text:style-name="T7"><text:tab/></text:span><text:span text:style-name="T7">Success: Employee Marked Late</text:span></text:p>
            <text:p><text:span text:style-name="T7"/></text:p>
            <text:p><text:span text:style-name="T6">Mark Attendance Present</text:span></text:p>
            <text:p><text:span text:style-name="T8"><text:tab/></text:span><text:span text:style-name="T8">Rule: Employee status is ACTIVE</text:span></text:p>
            <text:p><text:span text:style-name="T8"><text:tab/></text:span><text:span text:style-name="T8">And: Attendance status is ABSENT (default)</text:span></text:p>
            <text:p><text:span text:style-name="T8"><text:tab/></text:span><text:span text:style-name="T8">?? And: </text:span><text:span text:style-name="T13">Company Policy to consider time-in</text:span><text:span text:style-name="T8"> as Late or Absent</text:span></text:p>
            <text:p><text:span text:style-name="T7"><text:tab/></text:span><text:span text:style-name="T7">Success: Employee Marked Present</text:span></text:p>
            <text:p><text:span text:style-name="T7"/></text:p>
            <text:p><text:span text:style-name="T6">Mark Attendance Overtime</text:span></text:p>
            <text:p><text:span text:style-name="T8"><text:tab/></text:span><text:span text:style-name="T8">Rule: Employee status is ACTIVE</text:span></text:p>
            <text:p><text:span text:style-name="T8"><text:tab/></text:span><text:span text:style-name="T8">And: Attendamce status != ABSENT</text:span></text:p>
            <text:p><text:span text:style-name="T8"><text:tab/></text:span><text:span text:style-name="T8">?? And: </text:span><text:span text:style-name="T13">Company Policy to consider time-out</text:span><text:span text:style-name="T8"> as Overtime</text:span></text:p>
            <text:p><text:span text:style-name="T7"><text:tab/></text:span><text:span text:style-name="T7">Success: Employee Marked OverTime</text:span></text:p>
          </draw:text-box>
        </draw:frame>
        <draw:frame draw:style-name="gr23" draw:layer="layout" svg:width="6.53cm" svg:height="1.673cm" svg:x="20.2cm" svg:y="1.201cm">
          <draw:text-box>
            <text:p>PS:</text:p>
            <text:p>Fail: Emit Error(code)</text:p>
          </draw:text-box>
        </draw:frame>
        <draw:frame draw:style-name="gr24" draw:text-style-name="P7" draw:layer="layout" svg:width="5.921cm" svg:height="13.049cm" svg:x="20.302cm" svg:y="3.902cm">
          <draw:text-box>
            <text:p><text:span text:style-name="T10">Employee Status:</text:span></text:p>
            <text:p><text:span text:style-name="T11">ACTIVE</text:span></text:p>
            <text:p><text:span text:style-name="T11">ON_LEAVE</text:span></text:p>
            <text:p><text:span text:style-name="T11">INACTIVE</text:span></text:p>
            <text:p><text:span text:style-name="T11"/></text:p>
            <text:p><text:span text:style-name="T10">Leave Request Status:</text:span></text:p>
            <text:p><text:span text:style-name="T11">REQUESTED</text:span></text:p>
            <text:p><text:span text:style-name="T11">GRANTED</text:span></text:p>
            <text:p><text:span text:style-name="T11">DENIED</text:span></text:p>
            <text:p><text:span text:style-name="T11">CANCELLED</text:span></text:p>
            <text:p><text:span text:style-name="T11"/></text:p>
            <text:p><text:span text:style-name="T10">Deduction Request Status:</text:span></text:p>
            <text:p><text:span text:style-name="T11">REQUESTED</text:span></text:p>
            <text:p><text:span text:style-name="T11">GRANTED</text:span></text:p>
            <text:p><text:span text:style-name="T11">DENIED</text:span></text:p>
            <text:p><text:span text:style-name="T11"/></text:p>
            <text:p><text:span text:style-name="T10">Deduction Type:</text:span></text:p>
            <text:p><text:span text:style-name="T11">TEMPORAL</text:span></text:p>
            <text:p><text:span text:style-name="T11">CONTINUOUS</text:span></text:p>
            <text:p><text:span text:style-name="T10"/></text:p>
            <text:p><text:span text:style-name="T10">Payroll Report Status:</text:span></text:p>
            <text:p><text:span text:style-name="T11">FOR_APPROVAL</text:span></text:p>
            <text:p><text:span text:style-name="T11">APPROVED</text:span></text:p>
            <text:p><text:span text:style-name="T10"/></text:p>
            <text:p><text:span text:style-name="T10">Salary Payment Status:</text:span></text:p>
            <text:p><text:span text:style-name="T12">TO_RECEIVE</text:span></text:p>
            <text:p><text:span text:style-name="T12">RECEIVED</text:span></text:p>
          </draw:text-box>
        </draw:frame>
      </draw:page>
      <draw:page draw:name="page4" draw:style-name="dp1" draw:master-page-name="Default_5f_">
        <draw:frame draw:style-name="gr26" draw:text-style-name="P9" draw:layer="layout" svg:width="9.33cm" svg:height="6.299cm" svg:x="1.217cm" svg:y="1.193cm">
          <draw:text-box>
            <text:p><text:span text:style-name="T6">Employee Punch In</text:span></text:p>
            <text:p><text:span text:style-name="T8"><text:tab/></text:span><text:span text:style-name="T8">Rule: Employee status is ACTIVE</text:span></text:p>
            <text:p><text:span text:style-name="T8"><text:tab/></text:span><text:span text:style-name="T8">And: Attendance status is ABSENT (default)</text:span></text:p>
            <text:p><text:span text:style-name="T8"><text:tab/></text:span><text:span text:style-name="T8">Success: Employee Punched In</text:span></text:p>
            <text:p><text:span text:style-name="T8"/></text:p>
            <text:p><text:span text:style-name="T6">Employee Punch Out</text:span></text:p>
            <text:p><text:span text:style-name="T8"><text:tab/></text:span><text:span text:style-name="T8">Rule: Employee status is ACTIVE</text:span></text:p>
            <text:p><text:span text:style-name="T8"><text:tab/></text:span><text:span text:style-name="T8">And: Attendance status != ABSENT</text:span></text:p>
            <text:p><text:span text:style-name="T8"><text:tab/></text:span><text:span text:style-name="T8">Success: Employee Punched Out</text:span></text:p>
            <text:p><text:span text:style-name="T8"/></text:p>
            <text:p><text:span text:style-name="T6">Auto Puch Out</text:span></text:p>
            <text:p><text:span text:style-name="T8"><text:tab/></text:span><text:span text:style-name="T8">Rule: Employee status is ACTIVE</text:span></text:p>
            <text:p><text:span text:style-name="T8"><text:tab/></text:span><text:span text:style-name="T8">And: Attendance status != ABSENT</text:span></text:p>
            <text:p><text:span text:style-name="T8"><text:tab/></text:span><text:span text:style-name="T8">Success: Employee Forgot Punched Out</text:span></text:p>
          </draw:text-box>
        </draw:frame>
        <draw:frame draw:style-name="gr23" draw:text-style-name="P10" draw:layer="layout" svg:width="6.53cm" svg:height="1.673cm" svg:x="20.2cm" svg:y="1.201cm">
          <draw:text-box>
            <text:p><text:span text:style-name="T14">PS:</text:span></text:p>
            <text:p><text:span text:style-name="T14">Fail: Emit Error(code)</text:span></text:p>
          </draw:text-box>
        </draw:frame>
        <draw:frame draw:style-name="gr24" draw:text-style-name="P7" draw:layer="layout" svg:width="5.921cm" svg:height="13.049cm" svg:x="20.302cm" svg:y="3.902cm">
          <draw:text-box>
            <text:p><text:span text:style-name="T10">Employee Status:</text:span></text:p>
            <text:p><text:span text:style-name="T11">ACTIVE</text:span></text:p>
            <text:p><text:span text:style-name="T11">ON_LEAVE</text:span></text:p>
            <text:p><text:span text:style-name="T11">INACTIVE</text:span></text:p>
            <text:p><text:span text:style-name="T11"/></text:p>
            <text:p><text:span text:style-name="T10">Leave Request Status:</text:span></text:p>
            <text:p><text:span text:style-name="T11">REQUESTED</text:span></text:p>
            <text:p><text:span text:style-name="T11">GRANTED</text:span></text:p>
            <text:p><text:span text:style-name="T11">DENIED</text:span></text:p>
            <text:p><text:span text:style-name="T11">CANCELLED</text:span></text:p>
            <text:p><text:span text:style-name="T11"/></text:p>
            <text:p><text:span text:style-name="T10">Deduction Request Status:</text:span></text:p>
            <text:p><text:span text:style-name="T11">REQUESTED</text:span></text:p>
            <text:p><text:span text:style-name="T11">GRANTED</text:span></text:p>
            <text:p><text:span text:style-name="T11">DENIED</text:span></text:p>
            <text:p><text:span text:style-name="T11"/></text:p>
            <text:p><text:span text:style-name="T10">Deduction Type:</text:span></text:p>
            <text:p><text:span text:style-name="T11">TEMPORAL</text:span></text:p>
            <text:p><text:span text:style-name="T11">CONTINUOUS</text:span></text:p>
            <text:p><text:span text:style-name="T10"/></text:p>
            <text:p><text:span text:style-name="T10">Payroll Report Status:</text:span></text:p>
            <text:p><text:span text:style-name="T11">FOR_APPROVAL</text:span></text:p>
            <text:p><text:span text:style-name="T11">APPROVED</text:span></text:p>
            <text:p><text:span text:style-name="T10"/></text:p>
            <text:p><text:span text:style-name="T10">Salary Payment Status:</text:span></text:p>
            <text:p><text:span text:style-name="T12">TO_RECEIVE</text:span></text:p>
            <text:p><text:span text:style-name="T12">RECEIVED</text:span></text:p>
          </draw:text-box>
        </draw:frame>
      </draw:page>
      <draw:page draw:name="page5" draw:style-name="dp1" draw:master-page-name="Default">
        <draw:frame draw:style-name="gr27" draw:text-style-name="P10" draw:layer="layout" svg:width="12.052cm" svg:height="14.507cm" svg:x="1.217cm" svg:y="1.194cm">
          <draw:text-box>
            <text:p><text:span text:style-name="T15">Create Payroll Period</text:span></text:p>
            <text:p><text:span text:style-name="T8"><text:tab/></text:span><text:span text:style-name="T8">-</text:span></text:p>
            <text:p><text:span text:style-name="T8"><text:tab/></text:span><text:span text:style-name="T8">Success: Payroll Period Created</text:span></text:p>
            <text:p><text:span text:style-name="T8"/></text:p>
            <text:p><text:span text:style-name="T15">Create PayrollReport</text:span></text:p>
            <text:p><text:span text:style-name="T8"><text:tab/></text:span><text:span text:style-name="T8">-</text:span></text:p>
            <text:p><text:span text:style-name="T8"><text:tab/></text:span><text:span text:style-name="T8">Success: Payroll Report Created</text:span></text:p>
            <text:p><text:span text:style-name="T8"/></text:p>
            <text:p><text:span text:style-name="T15">Approve PayrollReport</text:span></text:p>
            <text:p><text:span text:style-name="T8"><text:tab/></text:span><text:span text:style-name="T8">-</text:span></text:p>
            <text:p><text:span text:style-name="T8"><text:tab/></text:span><text:span text:style-name="T8">Success: Payroll Report Approved</text:span></text:p>
            <text:p><text:span text:style-name="T8"/></text:p>
            <text:p><text:span text:style-name="T15">Create Employee Salary Payment</text:span></text:p>
            <text:p><text:span text:style-name="T8"><text:tab/></text:span><text:span text:style-name="T8">Rule: Employee status != INACTIVE</text:span></text:p>
            <text:p><text:span text:style-name="T8"><text:tab/></text:span><text:span text:style-name="T8">And: Employee has no existing record for the Payroll Period</text:span></text:p>
            <text:p><text:span text:style-name="T8"><text:tab/></text:span><text:span text:style-name="T8">Success: Payroll Record Created</text:span></text:p>
            <text:p><text:span text:style-name="T8"/></text:p>
            <text:p><text:span text:style-name="T15">Remove Employee Salary Payment</text:span></text:p>
            <text:p><text:span text:style-name="T8"><text:tab/></text:span><text:span text:style-name="T8">Rule: Payroll Report status is FOR_APPROVAL</text:span></text:p>
            <text:p><text:span text:style-name="T8"><text:tab/></text:span><text:span text:style-name="T8">Success: Salary Payment Removed</text:span></text:p>
            <text:p><text:span text:style-name="T8"/></text:p>
            <text:p><text:span text:style-name="T15">Create Salary Deduction Payment</text:span></text:p>
            <text:p><text:span text:style-name="T8"><text:tab/></text:span><text:span text:style-name="T8">Rule: Payroll Report status is FOR_APPROVAL</text:span></text:p>
            <text:p><text:span text:style-name="T8"><text:tab/></text:span><text:span text:style-name="T8">Success: Deduction Payment Deducted In Salary</text:span></text:p>
            <text:p><text:span text:style-name="T8"/></text:p>
            <text:p><text:span text:style-name="T15">Remove Salary Deduction Payment</text:span></text:p>
            <text:p><text:span text:style-name="T8"><text:tab/></text:span><text:span text:style-name="T8">Rule: Payroll Report status is FOR_APPROVAL</text:span></text:p>
            <text:p><text:span text:style-name="T8"><text:tab/></text:span><text:span text:style-name="T8">Success: Removed Deduction Payment in Salary</text:span></text:p>
            <text:p><text:span text:style-name="T8"/></text:p>
            <text:p><text:span text:style-name="T15">Employee Receive Salary</text:span></text:p>
            <text:p><text:span text:style-name="T8"><text:tab/></text:span><text:span text:style-name="T8">Rule: <text:s/>Payroll Report status is APPROVED</text:span></text:p>
            <text:p><text:span text:style-name="T8"><text:tab/></text:span><text:span text:style-name="T8">Success: Employee Salary Received</text:span></text:p>
            <text:p><text:span text:style-name="T8"/></text:p>
          </draw:text-box>
        </draw:frame>
        <draw:frame draw:style-name="gr23" draw:text-style-name="P10" draw:layer="layout" svg:width="6.53cm" svg:height="1.673cm" svg:x="20.2cm" svg:y="1.201cm">
          <draw:text-box>
            <text:p><text:span text:style-name="T14">PS:</text:span></text:p>
            <text:p><text:span text:style-name="T14">Fail: Emit Error(code)</text:span></text:p>
          </draw:text-box>
        </draw:frame>
        <draw:frame draw:style-name="gr24" draw:text-style-name="P7" draw:layer="layout" svg:width="5.921cm" svg:height="13.049cm" svg:x="20.302cm" svg:y="3.902cm">
          <draw:text-box>
            <text:p><text:span text:style-name="T10">Employee Status:</text:span></text:p>
            <text:p><text:span text:style-name="T11">ACTIVE</text:span></text:p>
            <text:p><text:span text:style-name="T11">ON_LEAVE</text:span></text:p>
            <text:p><text:span text:style-name="T11">INACTIVE</text:span></text:p>
            <text:p><text:span text:style-name="T11"/></text:p>
            <text:p><text:span text:style-name="T10">Leave Request Status:</text:span></text:p>
            <text:p><text:span text:style-name="T11">REQUESTED</text:span></text:p>
            <text:p><text:span text:style-name="T11">GRANTED</text:span></text:p>
            <text:p><text:span text:style-name="T11">DENIED</text:span></text:p>
            <text:p><text:span text:style-name="T11">CANCELLED</text:span></text:p>
            <text:p><text:span text:style-name="T11"/></text:p>
            <text:p><text:span text:style-name="T10">Deduction Request Status:</text:span></text:p>
            <text:p><text:span text:style-name="T11">REQUESTED</text:span></text:p>
            <text:p><text:span text:style-name="T11">GRANTED</text:span></text:p>
            <text:p><text:span text:style-name="T11">DENIED</text:span></text:p>
            <text:p><text:span text:style-name="T11"/></text:p>
            <text:p><text:span text:style-name="T10">Deduction Type:</text:span></text:p>
            <text:p><text:span text:style-name="T11">TEMPORAL</text:span></text:p>
            <text:p><text:span text:style-name="T11">CONTINUOUS</text:span></text:p>
            <text:p><text:span text:style-name="T10"/></text:p>
            <text:p><text:span text:style-name="T10">Payroll Report Status:</text:span></text:p>
            <text:p><text:span text:style-name="T11">FOR_APPROVAL</text:span></text:p>
            <text:p><text:span text:style-name="T11">APPROVED</text:span></text:p>
            <text:p><text:span text:style-name="T10"/></text:p>
            <text:p><text:span text:style-name="T10">Salary Payment Status:</text:span></text:p>
            <text:p><text:span text:style-name="T12">TO_RECEIVE</text:span></text:p>
            <text:p><text:span text:style-name="T12">RECEIVED</text:span></text:p>
          </draw:text-box>
        </draw:frame>
      </draw:page>
      <draw:page draw:name="page6" draw:style-name="dp1" draw:master-page-name="Default_5f_">
        <draw:frame draw:style-name="gr28" draw:text-style-name="P10" draw:layer="layout" svg:width="14.236cm" svg:height="15.803cm" svg:x="1.217cm" svg:y="1.193cm">
          <draw:text-box>
            <text:p><text:span text:style-name="T16">Create Account Name</text:span></text:p>
            <text:p><text:span text:style-name="T8"><text:tab/></text:span><text:span text:style-name="T8">Rule: Valid Name</text:span></text:p>
            <text:p><text:span text:style-name="T8"><text:tab/></text:span><text:span text:style-name="T8">Success: Deduction Account Name Created</text:span></text:p>
            <text:p><text:span text:style-name="T8"/></text:p>
            <text:p><text:span text:style-name="T16">Employee Request Deduction</text:span></text:p>
            <text:p><text:span text:style-name="T7"><text:tab/></text:span><text:span text:style-name="T7">Rule: Deduction has AccountName</text:span></text:p>
            <text:p><text:span text:style-name="T7"><text:tab/></text:span><text:span text:style-name="T7">And: Deduction total &gt; 0</text:span></text:p>
            <text:p><text:span text:style-name="T7"><text:tab/></text:span><text:span text:style-name="T7">Success: Salary Deduction Requested</text:span></text:p>
            <text:p><text:span text:style-name="T7"/></text:p>
            <text:p><text:span text:style-name="T16">Grant Deduction Request</text:span></text:p>
            <text:p><text:span text:style-name="T7"><text:tab/></text:span><text:span text:style-name="T7">Rule: Net pay can handle the requested deduction amortizatized amount</text:span></text:p>
            <text:p><text:span text:style-name="T7"><text:tab/></text:span><text:span text:style-name="T7">Success: Salary Deduction Request Granted</text:span></text:p>
            <text:p><text:span text:style-name="T7"/></text:p>
            <text:p><text:span text:style-name="T16">Deny Deduction Request</text:span></text:p>
            <text:p><text:span text:style-name="T7"><text:tab/></text:span><text:span text:style-name="T7">Rule: Deduction has no record of any payment</text:span></text:p>
            <text:p><text:span text:style-name="T7"><text:tab/></text:span><text:span text:style-name="T7">Success: Deduction Request Denied</text:span></text:p>
            <text:p><text:span text:style-name="T9"/></text:p>
            <text:p><text:span text:style-name="T16">Stop Salary Deduction</text:span></text:p>
            <text:p><text:span text:style-name="T8"><text:tab/></text:span><text:span text:style-name="T8">Rule: Deduction request is Granted</text:span></text:p>
            <text:p><text:span text:style-name="T8"><text:tab/></text:span><text:span text:style-name="T8">{</text:span></text:p>
            <text:p><text:span text:style-name="T7"><text:tab/></text:span><text:span text:style-name="T7"><text:tab/></text:span><text:span text:style-name="T7">And: Deduction has no record of any payment</text:span></text:p>
            <text:p><text:span text:style-name="T7"><text:tab/></text:span><text:span text:style-name="T7"><text:tab/></text:span><text:span text:style-name="T7">Or: adjustments were made (eg. Backpay)</text:span></text:p>
            <text:p><text:span text:style-name="T7"><text:tab/></text:span><text:span text:style-name="T7"><text:tab/></text:span><text:span text:style-name="T7">Or: Deduction Type is CONTINUOUS</text:span></text:p>
            <text:p><text:span text:style-name="T7"><text:tab/></text:span><text:span text:style-name="T7">}</text:span></text:p>
            <text:p><text:span text:style-name="T7"><text:tab/></text:span><text:span text:style-name="T7">Success: Active Salary Deduction Stopped</text:span></text:p>
            <text:p><text:span text:style-name="T7"/></text:p>
            <text:p><text:span text:style-name="T16">Create Deduction Payment</text:span></text:p>
            <text:p><text:span text:style-name="T8"><text:tab/></text:span><text:span text:style-name="T8">Rule: Deduction is Granted</text:span></text:p>
            <text:p><text:span text:style-name="T8"><text:tab/></text:span><text:span text:style-name="T8">And: Deduction start Date has ellapsed</text:span></text:p>
            <text:p><text:span text:style-name="T8"><text:tab/></text:span><text:span text:style-name="T8">And: Deduction has remaining balance</text:span></text:p>
            <text:p><text:span text:style-name="T8"><text:tab/></text:span><text:span text:style-name="T8">And: Payment total &gt; 0</text:span></text:p>
            <text:p><text:span text:style-name="T8"><text:tab/></text:span><text:span text:style-name="T8">Success: Deduction Payment Created</text:span></text:p>
            <text:p><text:span text:style-name="T8"/></text:p>
            <text:p><text:span text:style-name="T16">Remove Deduction Payment</text:span></text:p>
            <text:p><text:span text:style-name="T8"><text:tab/></text:span><text:span text:style-name="T8">Rule: Adjustments were made (eg. Backpay)</text:span></text:p>
            <text:p><text:span text:style-name="T8"><text:tab/></text:span><text:span text:style-name="T8">Success: Deduction Payment Removed</text:span></text:p>
          </draw:text-box>
        </draw:frame>
        <draw:frame draw:style-name="gr23" draw:text-style-name="P10" draw:layer="layout" svg:width="6.53cm" svg:height="1.673cm" svg:x="20.2cm" svg:y="1.201cm">
          <draw:text-box>
            <text:p><text:span text:style-name="T14">PS:</text:span></text:p>
            <text:p><text:span text:style-name="T14">Fail: Emit Error(code)</text:span></text:p>
          </draw:text-box>
        </draw:frame>
        <draw:frame draw:style-name="gr24" draw:text-style-name="P7" draw:layer="layout" svg:width="5.921cm" svg:height="13.049cm" svg:x="20.302cm" svg:y="3.902cm">
          <draw:text-box>
            <text:p><text:span text:style-name="T10">Employee Status:</text:span></text:p>
            <text:p><text:span text:style-name="T11">ACTIVE</text:span></text:p>
            <text:p><text:span text:style-name="T11">ON_LEAVE</text:span></text:p>
            <text:p><text:span text:style-name="T11">INACTIVE</text:span></text:p>
            <text:p><text:span text:style-name="T11"/></text:p>
            <text:p><text:span text:style-name="T10">Leave Request Status:</text:span></text:p>
            <text:p><text:span text:style-name="T11">REQUESTED</text:span></text:p>
            <text:p><text:span text:style-name="T11">GRANTED</text:span></text:p>
            <text:p><text:span text:style-name="T11">DENIED</text:span></text:p>
            <text:p><text:span text:style-name="T11">CANCELLED</text:span></text:p>
            <text:p><text:span text:style-name="T11"/></text:p>
            <text:p><text:span text:style-name="T10">Deduction Request Status:</text:span></text:p>
            <text:p><text:span text:style-name="T11">REQUESTED</text:span></text:p>
            <text:p><text:span text:style-name="T11">GRANTED</text:span></text:p>
            <text:p><text:span text:style-name="T11">DENIED</text:span></text:p>
            <text:p><text:span text:style-name="T11"/></text:p>
            <text:p><text:span text:style-name="T10">Deduction Type:</text:span></text:p>
            <text:p><text:span text:style-name="T11">TEMPORAL</text:span></text:p>
            <text:p><text:span text:style-name="T11">CONTINUOUS</text:span></text:p>
            <text:p><text:span text:style-name="T10"/></text:p>
            <text:p><text:span text:style-name="T10">Payroll Report Status:</text:span></text:p>
            <text:p><text:span text:style-name="T11">FOR_APPROVAL</text:span></text:p>
            <text:p><text:span text:style-name="T11">APPROVED</text:span></text:p>
            <text:p><text:span text:style-name="T10"/></text:p>
            <text:p><text:span text:style-name="T10">Salary Payment Status:</text:span></text:p>
            <text:p><text:span text:style-name="T12">TO_RECEIVE</text:span></text:p>
            <text:p><text:span text:style-name="T12">RECEIV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30T21:17:15.793000000</meta:creation-date>
    <dc:date>2020-01-03T19:40:38.029000000</dc:date>
    <meta:editing-duration>PT15H57M5S</meta:editing-duration>
    <meta:editing-cycles>247</meta:editing-cycles>
    <meta:generator>LibreOffice/4.3.2.2$Windows_x86 LibreOffice_project/edfb5295ba211bd31ad47d0bad0118690f76407d</meta:generator>
    <meta:document-statistic meta:object-count="65"/>
  </office:meta>
</office:document-meta>
</file>